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931F834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99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color="#0000ff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fo:min-height="1.78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paper-title">
      <style:graphic-properties fo:min-height="3.506cm"/>
    </style:style>
    <style:style style:name="pr2" style:family="presentation" style:parent-style-name="lyt-paper-notes">
      <style:graphic-properties draw:fill-color="#ffffff" draw:auto-grow-height="true" fo:min-height="13.364cm"/>
    </style:style>
    <style:style style:name="pr3" style:family="presentation" style:parent-style-name="lyt-paper-title">
      <style:graphic-properties draw:auto-grow-height="true" fo:min-height="3.506cm"/>
    </style:style>
    <style:style style:name="pr4" style:family="presentation" style:parent-style-name="lyt-paper-title">
      <style:graphic-properties draw:auto-grow-height="true" fo:min-height="9.793cm"/>
    </style:style>
    <style:style style:name="P1" style:family="paragraph">
      <style:text-properties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2" style:family="paragraph">
      <style:text-properties fo:font-size="72pt" style:font-size-asian="72pt" style:font-size-complex="72pt"/>
    </style:style>
    <style:style style:name="P3" style:family="paragraph">
      <style:text-properties fo:font-family="'DejaVu Serif'" style:font-family-generic="roman" style:font-pitch="variable" fo:font-size="20pt" style:text-underline-style="solid" style:text-underline-width="auto" style:text-underline-color="font-color" style:font-size-asian="20pt" style:font-size-complex="20pt"/>
    </style:style>
    <style:style style:name="P4" style:family="paragraph">
      <style:text-properties fo:font-family="'DejaVu Serif'" style:font-family-generic="roman" style:font-pitch="variable" fo:font-size="22pt" style:font-size-asian="22pt" style:font-size-complex="22pt"/>
    </style:style>
    <style:style style:name="P5" style:family="paragraph">
      <style:text-properties fo:font-family="'Bitstream Charter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8.1000003814697pt"/>
    </style:style>
    <style:style style:name="P9" style:family="paragraph">
      <style:text-properties fo:font-size="18pt"/>
    </style:style>
    <style:style style:name="P10" style:family="paragraph">
      <style:text-properties fo:font-family="'Bitstream Charter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20pt" style:font-size-asian="20pt" style:font-size-complex="20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text-properties fo:font-family="'DejaVu Sans'" style:font-family-generic="swiss" style:font-pitch="variable" fo:font-size="18pt"/>
    </style:style>
    <style:style style:name="P16" style:family="paragraph">
      <style:paragraph-properties fo:margin-top="0.42cm" fo:margin-bottom="0.35cm"/>
      <style:text-properties fo:font-size="10pt" style:font-size-asian="10pt" style:font-size-complex="10pt"/>
    </style:style>
    <style:style style:name="P17" style:family="paragraph">
      <style:text-properties fo:font-size="20pt"/>
    </style:style>
    <style:style style:name="P18" style:family="paragraph">
      <style:paragraph-properties fo:margin-top="0cm" fo:margin-bottom="0cm"/>
    </style:style>
    <style:style style:name="T1" style:family="text">
      <style:text-properties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family="'DejaVu Serif'" style:font-family-generic="roman" style:font-pitch="variable"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font-family="'DejaVu Serif'" style:font-family-generic="roman" style:font-pitch="variable" fo:font-size="22pt" style:font-size-asian="22pt" style:font-size-complex="22pt"/>
    </style:style>
    <style:style style:name="T5" style:family="text">
      <style:text-properties fo:font-family="'Bitstream Charter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family="'Bitstream Charter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8pt"/>
    </style:style>
    <style:style style:name="T11" style:family="text">
      <style:text-properties fo:font-family="'DejaVu Sans'" style:font-family-generic="swiss" style:font-pitch="variable" fo:font-size="18pt"/>
    </style:style>
    <style:style style:name="T12" style:family="text"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32">
        <draw:frame draw:style-name="gr1" draw:text-style-name="P1" draw:layer="layout" svg:width="4.064cm" svg:height="1.072cm" svg:x="23.876cm" svg:y="19.812cm">
          <draw:text-box>
            <text:p><text:span text:style-name="T1">TEAM 1</text:span></text:p>
          </draw:text-box>
        </draw:frame>
        <draw:frame presentation:style-name="pr1" draw:text-style-name="P2" draw:layer="layout" svg:width="25.199cm" svg:height="3.506cm" svg:x="1.471cm" svg:y="6.35cm" presentation:class="title" presentation:user-transformed="true">
          <draw:text-box>
            <text:p><text:span text:style-name="T2">Rotation Lock</text:span></text:p>
          </draw:text-box>
        </draw:frame>
        <draw:frame draw:style-name="gr2" draw:text-style-name="P3" draw:layer="layout" svg:width="15.748cm" svg:height="1.072cm" svg:x="7.112cm" svg:y="4.77cm">
          <draw:text-box>
            <text:p><text:span text:style-name="T3">Operating System 2016-1 Project 2</text:span></text:p>
          </draw:text-box>
        </draw:frame>
        <draw:frame draw:style-name="gr2" draw:text-style-name="P4" draw:layer="layout" svg:width="11.684cm" svg:height="3.859cm" svg:x="13.462cm" svg:y="14.175cm">
          <draw:text-box>
            <text:p><text:span text:style-name="T4">Team 1</text:span></text:p>
            <text:p><text:span text:style-name="T4">2014-19768 Sungyun Hur</text:span></text:p>
            <text:p><text:span text:style-name="T4">2014-17184 Yeonwoo Kim</text:span></text:p>
            <text:p><text:span text:style-name="T4">2013-13494 Eunhyang Kim</text:span></text:p>
          </draw:text-box>
        </draw:frame>
        <draw:frame draw:style-name="gr3" draw:text-style-name="P5" draw:layer="layout" svg:width="19.558cm" svg:height="1.102cm" svg:x="0.662cm" svg:y="0.286cm">
          <draw:text-box>
            <text:p><text:span text:style-name="T5">Operating System 2016-1 Project2 – Rotation Loc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draw:frame presentation:style-name="pr3" draw:layer="layout" svg:width="24cm" svg:height="3.506cm" svg:x="2cm" svg:y="1.637cm" presentation:class="title">
          <draw:text-box>
            <text:p>Design</text:p>
          </draw:text-box>
        </draw:frame>
        <draw:frame draw:style-name="gr3" draw:text-style-name="P5" draw:layer="layout" svg:width="19.558cm" svg:height="1.102cm" svg:x="0.662cm" svg:y="0.286cm">
          <draw:text-box>
            <text:p><text:span text:style-name="T5">Operating System 2016-1 Project2 – Rotation Lock</text:span></text:p>
          </draw:text-box>
        </draw:frame>
        <draw:frame draw:style-name="gr1" draw:text-style-name="P1" draw:layer="layout" svg:width="4.064cm" svg:height="1.072cm" svg:x="23.876cm" svg:y="19.812cm">
          <draw:text-box>
            <text:p><text:span text:style-name="T1">TEAM 1</text:span></text:p>
          </draw:text-box>
        </draw:frame>
        <draw:frame draw:style-name="gr5" draw:text-style-name="P6" draw:layer="layout" svg:width="13.208cm" svg:height="7.112cm" svg:x="10.16cm" svg:y="8.382cm">
          <draw:text-box>
            <text:p><text:span text:style-name="T6"/></text:p>
            <text:p><text:span text:style-name="T6">struct lock_list{</text:span></text:p>
            <text:p><text:span text:style-name="T6"><text:tab/></text:span><text:span text:style-name="T6">struct rotation_range range;</text:span></text:p>
            <text:p><text:span text:style-name="T6"><text:tab/></text:span><text:span text:style-name="T6">struct list_head lst;</text:span></text:p>
            <text:p><text:span text:style-name="T6"><text:tab/></text:span><text:span text:style-name="T6">pid_t pid;</text:span></text:p>
            <text:p><text:span text:style-name="T6"><text:tab/></text:span><text:span text:style-name="T6">int rw;</text:span></text:p>
            <text:p><text:span text:style-name="T6">};</text:span></text:p>
          </draw:text-box>
        </draw:frame>
        <draw:frame draw:style-name="gr2" draw:text-style-name="P7" draw:layer="layout" svg:width="7.112cm" svg:height="1.195cm" svg:x="5.588cm" svg:y="8.382cm">
          <draw:text-box>
            <text:p><text:span text:style-name="T7">lock_list</text:span></text:p>
          </draw:text-box>
        </draw:frame>
        <draw:frame draw:style-name="gr2" draw:text-style-name="P7" draw:layer="layout" svg:width="11.684cm" svg:height="1.195cm" svg:x="3.048cm" svg:y="5.043cm">
          <draw:text-box>
            <text:p><text:span text:style-name="T7">Data structu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draw:frame presentation:style-name="pr4" draw:layer="layout" svg:width="24cm" svg:height="9.793cm" svg:x="2cm" svg:y="-1.506cm" presentation:class="title">
          <draw:text-box>
            <text:p>Design</text:p>
          </draw:text-box>
        </draw:frame>
        <draw:frame draw:style-name="gr3" draw:text-style-name="P5" draw:layer="layout" svg:width="19.558cm" svg:height="1.102cm" svg:x="0.662cm" svg:y="0.286cm">
          <draw:text-box>
            <text:p><text:span text:style-name="T5">Operating System 2016-1 Project2 – Rotation Lock</text:span></text:p>
          </draw:text-box>
        </draw:frame>
        <draw:frame draw:style-name="gr1" draw:text-style-name="P1" draw:layer="layout" svg:width="4.064cm" svg:height="1.072cm" svg:x="23.876cm" svg:y="19.812cm">
          <draw:text-box>
            <text:p><text:span text:style-name="T1">TEAM 1</text:span></text:p>
          </draw:text-box>
        </draw:frame>
        <draw:frame draw:style-name="gr2" draw:text-style-name="P9" draw:layer="layout" svg:width="12.192cm" svg:height="2.855cm" svg:x="10.16cm" svg:y="9.262cm">
          <draw:text-box>
            <text:p><text:span text:style-name="T6">struct list_head lock_waiting;</text:span></text:p>
            <text:p><text:span text:style-name="T6">struct list_head lock_acquired;</text:span></text:p>
            <text:p><text:span text:style-name="T6"/></text:p>
          </draw:text-box>
        </draw:frame>
        <draw:frame draw:style-name="gr6" draw:text-style-name="P7" draw:layer="layout" svg:width="11.684cm" svg:height="1.449cm" svg:x="5.08cm" svg:y="7.366cm">
          <draw:text-box>
            <text:p><text:span text:style-name="T7">Acquired list &amp; Waiting list</text:span></text:p>
          </draw:text-box>
        </draw:frame>
        <draw:frame draw:style-name="gr2" draw:text-style-name="P7" draw:layer="layout" svg:width="9.906cm" svg:height="1.195cm" svg:x="5.08cm" svg:y="12.7cm">
          <draw:text-box>
            <text:p><text:span text:style-name="T7">Current rotation degree</text:span></text:p>
          </draw:text-box>
        </draw:frame>
        <draw:frame draw:style-name="gr2" draw:text-style-name="P6" draw:layer="layout" svg:width="13.716cm" svg:height="1.119cm" svg:x="10.16cm" svg:y="14.986cm">
          <draw:text-box>
            <text:p><text:span text:style-name="T6">Struct dev_rotation curr_rot;</text:span></text:p>
          </draw:text-box>
        </draw:frame>
        <draw:frame draw:style-name="gr2" draw:text-style-name="P7" draw:layer="layout" svg:width="11.684cm" svg:height="1.195cm" svg:x="2.794cm" svg:y="4.98cm">
          <draw:text-box>
            <text:p><text:span text:style-name="T7">Global variabl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draw:frame presentation:style-name="pr3" draw:layer="layout" svg:width="24cm" svg:height="3.506cm" svg:x="2cm" svg:y="1.637cm" presentation:class="title">
          <draw:text-box>
            <text:p>Design</text:p>
          </draw:text-box>
        </draw:frame>
        <draw:frame draw:style-name="gr3" draw:text-style-name="P5" draw:layer="layout" svg:width="19.558cm" svg:height="1.102cm" svg:x="0.662cm" svg:y="0.286cm">
          <draw:text-box>
            <text:p><text:span text:style-name="T5">Operating System 2016-1 Project2 – Rotation Lock</text:span></text:p>
          </draw:text-box>
        </draw:frame>
        <draw:frame draw:style-name="gr1" draw:text-style-name="P1" draw:layer="layout" svg:width="4.064cm" svg:height="1.072cm" svg:x="23.876cm" svg:y="19.812cm">
          <draw:text-box>
            <text:p><text:span text:style-name="T1">TEAM 1</text:span></text:p>
          </draw:text-box>
        </draw:frame>
        <draw:g>
          <draw:frame draw:style-name="gr2" draw:text-style-name="P10" draw:layer="layout" svg:width="5.588cm" svg:height="1.271cm" svg:x="6.552cm" svg:y="5.588cm">
            <draw:text-box>
              <text:p><text:span text:style-name="T8">set_rotation</text:span></text:p>
            </draw:text-box>
          </draw:frame>
          <draw:custom-shape draw:style-name="gr7" draw:text-style-name="P12" draw:layer="layout" svg:width="7.62cm" svg:height="2.286cm" svg:x="5.843cm" svg:y="7.521cm">
            <text:p text:style-name="P11"><text:span text:style-name="T9">Change current degree</text:span></text:p>
            <draw:enhanced-geometry svg:viewBox="0 0 21600 21600" draw:text-areas="0 0 21600 ?f0" draw:type="down-arrow-callout" draw:modifiers="17757.2290737339 5373.42810278841 19259.1970611388 9497.38655002734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  <draw:custom-shape draw:style-name="gr7" draw:text-style-name="P12" draw:layer="layout" svg:width="7.62cm" svg:height="2.286cm" svg:x="5.842cm" svg:y="7.52cm">
            <text:p text:style-name="P11"><text:span text:style-name="T9">Change current degree</text:span></text:p>
            <draw:enhanced-geometry svg:viewBox="0 0 21600 21600" draw:text-areas="0 0 21600 ?f0" draw:type="down-arrow-callout" draw:modifiers="17757.2290737339 5373.42810278841 19259.1970611388 9497.38655002734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  <draw:custom-shape draw:style-name="gr7" draw:text-style-name="P12" draw:layer="layout" svg:width="7.62cm" svg:height="6.05cm" svg:x="5.843cm" svg:y="10.361cm">
            <text:p text:style-name="P11"><text:span text:style-name="T9">Wake tasks in waiting </text:span></text:p>
            <text:p text:style-name="P11"><text:span text:style-name="T9">list according to the </text:span></text:p>
            <text:p text:style-name="P11"><text:span text:style-name="T9">Policy. Count the </text:span></text:p>
            <text:p text:style-name="P11"><text:span text:style-name="T9">number meanwhile.</text:span></text:p>
            <draw:enhanced-geometry svg:viewBox="0 0 21600 21600" draw:text-areas="0 0 21600 ?f0" draw:type="down-arrow-callout" draw:modifiers="17757.2290737339 5373.42810278841 19259.1970611388 9497.38655002734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  <draw:custom-shape draw:style-name="gr7" draw:text-style-name="P12" draw:layer="layout" svg:width="7.62cm" svg:height="2.54cm" svg:x="5.843cm" svg:y="16.919cm">
            <text:p text:style-name="P11"><text:span text:style-name="T9">Return the number of</text:span></text:p>
            <text:p text:style-name="P11"><text:span text:style-name="T9"><text:s/></text:span><text:span text:style-name="T9">tasks waked.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7.62cm" svg:height="2.286cm" svg:x="5.842cm" svg:y="7.52cm">
            <text:p text:style-name="P11"><text:span text:style-name="T9">Change current degree.</text:span></text:p>
            <draw:enhanced-geometry svg:viewBox="0 0 21600 21600" draw:text-areas="0 0 21600 ?f0" draw:type="down-arrow-callout" draw:modifiers="17757.2290737339 5373.42810278841 19259.1970611388 9497.38655002734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</draw:g>
        <draw:frame draw:style-name="gr2" draw:text-style-name="P10" draw:layer="layout" svg:width="5.588cm" svg:height="1.271cm" svg:x="15.696cm" svg:y="5.588cm">
          <draw:text-box>
            <text:p><text:span text:style-name="T8">exit_rotlock</text:span></text:p>
          </draw:text-box>
        </draw:frame>
        <draw:custom-shape draw:style-name="gr7" draw:text-style-name="P12" draw:layer="layout" svg:width="7.62cm" svg:height="2.286cm" svg:x="14.987cm" svg:y="7.521cm">
          <text:p text:style-name="P11"><text:span text:style-name="T9">Change current degree</text:span></text:p>
          <draw:enhanced-geometry svg:viewBox="0 0 21600 21600" draw:text-areas="0 0 21600 ?f0" draw:type="down-arrow-callout" draw:modifiers="17757.2290737339 5373.42810278841 19259.1970611388 9497.3865500273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12" draw:layer="layout" svg:width="7.62cm" svg:height="2.286cm" svg:x="14.986cm" svg:y="7.52cm">
          <text:p text:style-name="P11"><text:span text:style-name="T9">Change current degree</text:span></text:p>
          <draw:enhanced-geometry svg:viewBox="0 0 21600 21600" draw:text-areas="0 0 21600 ?f0" draw:type="down-arrow-callout" draw:modifiers="17757.2290737339 5373.42810278841 19259.1970611388 9497.3865500273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12" draw:layer="layout" svg:width="7.62cm" svg:height="4.318cm" svg:x="15.033cm" svg:y="13.462cm">
          <text:p text:style-name="P11"><text:span text:style-name="T9">Delete itself in the </text:span></text:p>
          <text:p text:style-name="P11"><text:span text:style-name="T9">list it is currently in.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7.62cm" svg:height="5.18cm" svg:x="14.986cm" svg:y="7.52cm">
          <text:p text:style-name="P11"><text:span text:style-name="T9">Find itself in waiting </text:span></text:p>
          <text:p text:style-name="P11"><text:span text:style-name="T9">list and lock list. </text:span></text:p>
          <draw:enhanced-geometry svg:viewBox="0 0 21600 21600" draw:text-areas="0 0 21600 ?f0" draw:type="down-arrow-callout" draw:modifiers="17757.2290737339 5373.42810278841 19259.1970611388 9497.3865500273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2" draw:layer="layout" svg:width="11.176cm" svg:height="1.195cm" svg:x="2.286cm" svg:y="4.393cm">
          <draw:text-box>
            <text:p><text:span text:style-name="T7">Functions &amp; System calls</text:span> 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draw:frame presentation:style-name="pr3" draw:layer="layout" svg:width="24cm" svg:height="3.506cm" svg:x="2cm" svg:y="1.637cm" presentation:class="title" presentation:user-transformed="true">
          <draw:text-box>
            <text:p>Design</text:p>
          </draw:text-box>
        </draw:frame>
        <draw:frame draw:style-name="gr3" draw:text-style-name="P5" draw:layer="layout" svg:width="19.558cm" svg:height="1.102cm" svg:x="0.662cm" svg:y="0.286cm">
          <draw:text-box>
            <text:p><text:span text:style-name="T5">Operating System 2016-1 Project2 – Rotation Lock</text:span></text:p>
          </draw:text-box>
        </draw:frame>
        <draw:frame draw:style-name="gr1" draw:text-style-name="P1" draw:layer="layout" svg:width="4.064cm" svg:height="1.072cm" svg:x="23.876cm" svg:y="19.812cm">
          <draw:text-box>
            <text:p><text:span text:style-name="T1">TEAM 1</text:span></text:p>
          </draw:text-box>
        </draw:frame>
        <draw:frame draw:style-name="gr2" draw:text-style-name="P10" draw:layer="layout" svg:width="5.588cm" svg:height="1.271cm" svg:x="6.506cm" svg:y="5.487cm">
          <draw:text-box>
            <text:p><text:span text:style-name="T8">rotlock_read</text:span></text:p>
          </draw:text-box>
        </draw:frame>
        <draw:custom-shape draw:style-name="gr7" draw:text-style-name="P12" draw:layer="layout" svg:width="7.62cm" svg:height="2.286cm" svg:x="5.797cm" svg:y="7.42cm">
          <text:p text:style-name="P11"><text:span text:style-name="T9">Change current degree</text:span></text:p>
          <draw:enhanced-geometry svg:viewBox="0 0 21600 21600" draw:text-areas="0 0 21600 ?f0" draw:type="down-arrow-callout" draw:modifiers="17757.2290737339 5373.42810278841 19259.1970611388 9497.3865500273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12" draw:layer="layout" svg:width="7.62cm" svg:height="2.286cm" svg:x="5.796cm" svg:y="7.419cm">
          <text:p text:style-name="P11"><text:span text:style-name="T9">Change current degree</text:span></text:p>
          <draw:enhanced-geometry svg:viewBox="0 0 21600 21600" draw:text-areas="0 0 21600 ?f0" draw:type="down-arrow-callout" draw:modifiers="17757.2290737339 5373.42810278841 19259.1970611388 9497.3865500273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12" draw:layer="layout" svg:width="7.62cm" svg:height="4.625cm" svg:x="5.797cm" svg:y="9.66cm">
          <text:p text:style-name="P11"><text:span text:style-name="T9">Check if there are no </text:span></text:p>
          <text:p text:style-name="P11"><text:span text:style-name="T9">waiting writers.</text:span></text:p>
          <text:p text:style-name="P11"><text:span text:style-name="T9">Check if current</text:span></text:p>
          <text:p text:style-name="P11"><text:span text:style-name="T9"><text:s/></text:span><text:span text:style-name="T9">degree is in range.</text:span></text:p>
          <draw:enhanced-geometry svg:viewBox="0 0 21600 21600" draw:text-areas="0 0 21600 ?f0" draw:type="down-arrow-callout" draw:modifiers="17757.2290737339 5373.42810278841 19259.1970611388 9497.3865500273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12" draw:layer="layout" svg:width="7.62cm" svg:height="2.695cm" svg:x="5.797cm" svg:y="16.763cm">
          <text:p text:style-name="P11"><text:span text:style-name="T9">Else change its position </text:span></text:p>
          <text:p text:style-name="P11"><text:span text:style-name="T9">from waiting list to </text:span></text:p>
          <text:p text:style-name="P11"><text:span text:style-name="T9">acquired list.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7.62cm" svg:height="2.286cm" svg:x="5.796cm" svg:y="7.419cm">
          <text:p text:style-name="P11"><text:span text:style-name="T9">Make new lock_list.</text:span></text:p>
          <draw:enhanced-geometry svg:viewBox="0 0 21600 21600" draw:text-areas="0 0 21600 ?f0" draw:type="down-arrow-callout" draw:modifiers="17757.2290737339 5373.42810278841 19259.1970611388 9497.3865500273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2" draw:text-style-name="P10" draw:layer="layout" svg:width="5.941cm" svg:height="1.271cm" svg:x="15.949cm" svg:y="5.143cm">
          <draw:text-box>
            <text:p><text:span text:style-name="T8">rotlock_write</text:span></text:p>
          </draw:text-box>
        </draw:frame>
        <draw:custom-shape draw:style-name="gr7" draw:text-style-name="P12" draw:layer="layout" svg:width="7.62cm" svg:height="2.286cm" svg:x="15.24cm" svg:y="7.076cm">
          <text:p text:style-name="P11"><text:span text:style-name="T9">Change current degree</text:span></text:p>
          <draw:enhanced-geometry svg:viewBox="0 0 21600 21600" draw:text-areas="0 0 21600 ?f0" draw:type="down-arrow-callout" draw:modifiers="17757.2290737339 5373.42810278841 19259.1970611388 9497.3865500273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12" draw:layer="layout" svg:width="7.62cm" svg:height="2.286cm" svg:x="15.239cm" svg:y="7.075cm">
          <text:p text:style-name="P11"><text:span text:style-name="T9">Change current degree</text:span></text:p>
          <draw:enhanced-geometry svg:viewBox="0 0 21600 21600" draw:text-areas="0 0 21600 ?f0" draw:type="down-arrow-callout" draw:modifiers="17757.2290737339 5373.42810278841 19259.1970611388 9497.3865500273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12" draw:layer="layout" svg:width="7.62cm" svg:height="4.78cm" svg:x="15.24cm" svg:y="9.253cm">
          <text:p text:style-name="P11"><text:span text:style-name="T9">Check if there is </text:span></text:p>
          <text:p text:style-name="P11"><text:span text:style-name="T9">something holding the </text:span></text:p>
          <text:p text:style-name="P11"><text:span text:style-name="T9">lock. Also check the </text:span></text:p>
          <text:p text:style-name="P11"><text:span text:style-name="T9">current degree. </text:span></text:p>
          <draw:enhanced-geometry svg:viewBox="0 0 21600 21600" draw:text-areas="0 0 21600 ?f0" draw:type="down-arrow-callout" draw:modifiers="17757.2290737339 5373.42810278841 19259.1970611388 9497.3865500273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12" draw:layer="layout" svg:width="7.62cm" svg:height="2.286cm" svg:x="15.239cm" svg:y="7.075cm">
          <text:p text:style-name="P11"><text:span text:style-name="T9">Make new lock_list.</text:span></text:p>
          <draw:enhanced-geometry svg:viewBox="0 0 21600 21600" draw:text-areas="0 0 21600 ?f0" draw:type="down-arrow-callout" draw:modifiers="17757.2290737339 5373.42810278841 19259.1970611388 9497.3865500273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12" draw:layer="layout" svg:width="7.62cm" svg:height="2.54cm" svg:x="5.797cm" svg:y="14.123cm">
          <text:p text:style-name="P11"><text:span text:style-name="T9">Sleep if either check</text:span></text:p>
          <text:p text:style-name="P11"><text:span text:style-name="T9">turns out to be false.</text:span></text:p>
          <draw:enhanced-geometry svg:viewBox="0 0 21600 21600" draw:text-areas="0 0 21600 ?f0" draw:type="down-arrow-callout" draw:modifiers="17757.2290737339 5373.42810278841 19259.1970611388 9497.3865500273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12" draw:layer="layout" svg:width="7.62cm" svg:height="2.695cm" svg:x="15.286cm" svg:y="16.718cm">
          <text:p text:style-name="P11"><text:span text:style-name="T9">Else change its position </text:span></text:p>
          <text:p text:style-name="P11"><text:span text:style-name="T9">from waiting list to </text:span></text:p>
          <text:p text:style-name="P11"><text:span text:style-name="T9">acquired list.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7.62cm" svg:height="2.94cm" svg:x="15.286cm" svg:y="13.778cm">
          <text:p text:style-name="P11"><text:span text:style-name="T9">Sleep if the lock is </text:span></text:p>
          <text:p text:style-name="P11"><text:span text:style-name="T9">acquired or current </text:span></text:p>
          <text:p text:style-name="P11"><text:span text:style-name="T9">degree not in range.</text:span></text:p>
          <draw:enhanced-geometry svg:viewBox="0 0 21600 21600" draw:text-areas="0 0 21600 ?f0" draw:type="down-arrow-callout" draw:modifiers="17757.2290737339 5373.42810278841 19259.1970611388 9497.3865500273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2" draw:layer="layout" svg:width="11.176cm" svg:height="1.195cm" svg:x="2.286cm" svg:y="4.394cm">
          <draw:text-box>
            <text:p><text:span text:style-name="T7">Functions &amp; System calls</text:span> 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draw:frame presentation:style-name="pr3" draw:layer="layout" svg:width="24cm" svg:height="3.506cm" svg:x="2cm" svg:y="1.637cm" presentation:class="title" presentation:user-transformed="true">
          <draw:text-box>
            <text:p>Design</text:p>
          </draw:text-box>
        </draw:frame>
        <draw:frame draw:style-name="gr3" draw:text-style-name="P5" draw:layer="layout" svg:width="19.558cm" svg:height="1.102cm" svg:x="0.662cm" svg:y="0.286cm">
          <draw:text-box>
            <text:p><text:span text:style-name="T5">Operating System 2016-1 Project2 – Rotation Lock</text:span></text:p>
          </draw:text-box>
        </draw:frame>
        <draw:frame draw:style-name="gr1" draw:text-style-name="P1" draw:layer="layout" svg:width="4.064cm" svg:height="1.072cm" svg:x="23.876cm" svg:y="19.812cm">
          <draw:text-box>
            <text:p><text:span text:style-name="T1">TEAM 1</text:span></text:p>
          </draw:text-box>
        </draw:frame>
        <draw:frame draw:style-name="gr2" draw:text-style-name="P10" draw:layer="layout" svg:width="6.802cm" svg:height="1.271cm" svg:x="5.979cm" svg:y="5.426cm">
          <draw:text-box>
            <text:p><text:span text:style-name="T8">rotunlock_read</text:span></text:p>
          </draw:text-box>
        </draw:frame>
        <draw:custom-shape draw:style-name="gr7" draw:text-style-name="P12" draw:layer="layout" svg:width="7.62cm" svg:height="2.286cm" svg:x="5.58cm" svg:y="7.359cm">
          <text:p text:style-name="P11"><text:span text:style-name="T9">Change current degree</text:span></text:p>
          <draw:enhanced-geometry svg:viewBox="0 0 21600 21600" draw:text-areas="0 0 21600 ?f0" draw:type="down-arrow-callout" draw:modifiers="17757.2290737339 5373.42810278841 19259.1970611388 9497.3865500273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12" draw:layer="layout" svg:width="7.62cm" svg:height="2.286cm" svg:x="5.579cm" svg:y="7.358cm">
          <text:p text:style-name="P11"><text:span text:style-name="T9">Change current degree</text:span></text:p>
          <draw:enhanced-geometry svg:viewBox="0 0 21600 21600" draw:text-areas="0 0 21600 ?f0" draw:type="down-arrow-callout" draw:modifiers="17757.2290737339 5373.42810278841 19259.1970611388 9497.3865500273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12" draw:layer="layout" svg:width="7.62cm" svg:height="5.842cm" svg:x="5.58cm" svg:y="11.014cm">
          <text:p text:style-name="P11"><text:span text:style-name="T9">Find the next task to </text:span></text:p>
          <text:p text:style-name="P11"><text:span text:style-name="T9">wake up according</text:span></text:p>
          <text:p text:style-name="P11"><text:span text:style-name="T9">to the policy.</text:span></text:p>
          <draw:enhanced-geometry svg:viewBox="0 0 21600 21600" draw:text-areas="0 0 21600 ?f0" draw:type="down-arrow-callout" draw:modifiers="17757.2290737339 5373.42810278841 19259.1970611388 9497.3865500273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12" draw:layer="layout" svg:width="7.62cm" svg:height="1.933cm" svg:x="5.58cm" svg:y="17.364cm">
          <text:p text:style-name="P11"><text:span text:style-name="T9">If no error occurs,</text:span></text:p>
          <text:p text:style-name="P11"><text:span text:style-name="T9">return 0.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7.62cm" svg:height="3.402cm" svg:x="5.579cm" svg:y="7.358cm">
          <text:p text:style-name="P11"><text:span text:style-name="T9">Delete itself from </text:span></text:p>
          <text:p text:style-name="P11"><text:span text:style-name="T9">acquired list.</text:span></text:p>
          <draw:enhanced-geometry svg:viewBox="0 0 21600 21600" draw:text-areas="0 0 21600 ?f0" draw:type="down-arrow-callout" draw:modifiers="17757.2290737339 5373.42810278841 19259.1970611388 9497.3865500273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2" draw:text-style-name="P10" draw:layer="layout" svg:width="7.465cm" svg:height="1.271cm" svg:x="15.24cm" svg:y="5.326cm">
          <draw:text-box>
            <text:p><text:span text:style-name="T8">rotunlock_write</text:span></text:p>
          </draw:text-box>
        </draw:frame>
        <draw:custom-shape draw:style-name="gr7" draw:text-style-name="P12" draw:layer="layout" svg:width="7.62cm" svg:height="1.933cm" svg:x="15.039cm" svg:y="17.264cm">
          <text:p text:style-name="P11"><text:span text:style-name="T9">If no error occurs,</text:span></text:p>
          <text:p text:style-name="P11"><text:span text:style-name="T9">return 0 if not.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7.62cm" svg:height="2.286cm" svg:x="15.086cm" svg:y="7.359cm">
          <text:p text:style-name="P11"><text:span text:style-name="T9">Change current degree</text:span></text:p>
          <draw:enhanced-geometry svg:viewBox="0 0 21600 21600" draw:text-areas="0 0 21600 ?f0" draw:type="down-arrow-callout" draw:modifiers="17757.2290737339 5373.42810278841 19259.1970611388 9497.3865500273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12" draw:layer="layout" svg:width="7.62cm" svg:height="2.286cm" svg:x="15.085cm" svg:y="7.358cm">
          <text:p text:style-name="P11"><text:span text:style-name="T9">Change current degree</text:span></text:p>
          <draw:enhanced-geometry svg:viewBox="0 0 21600 21600" draw:text-areas="0 0 21600 ?f0" draw:type="down-arrow-callout" draw:modifiers="17757.2290737339 5373.42810278841 19259.1970611388 9497.3865500273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12" draw:layer="layout" svg:width="7.62cm" svg:height="5.842cm" svg:x="15.086cm" svg:y="11.014cm">
          <text:p text:style-name="P11"><text:span text:style-name="T9">Find the next task to </text:span></text:p>
          <text:p text:style-name="P11"><text:span text:style-name="T9">wake up according</text:span></text:p>
          <text:p text:style-name="P11"><text:span text:style-name="T9">to the policy.</text:span></text:p>
          <draw:enhanced-geometry svg:viewBox="0 0 21600 21600" draw:text-areas="0 0 21600 ?f0" draw:type="down-arrow-callout" draw:modifiers="17757.2290737339 5373.42810278841 19259.1970611388 9497.3865500273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12" draw:layer="layout" svg:width="7.62cm" svg:height="3.402cm" svg:x="15.085cm" svg:y="7.358cm">
          <text:p text:style-name="P11"><text:span text:style-name="T9">Delete itself from </text:span></text:p>
          <text:p text:style-name="P11"><text:span text:style-name="T9">acquired list.</text:span></text:p>
          <draw:enhanced-geometry svg:viewBox="0 0 21600 21600" draw:text-areas="0 0 21600 ?f0" draw:type="down-arrow-callout" draw:modifiers="17757.2290737339 5373.42810278841 19259.1970611388 9497.3865500273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2" draw:layer="layout" svg:width="11.176cm" svg:height="1.195cm" svg:x="2.286cm" svg:y="4.394cm">
          <draw:text-box>
            <text:p><text:span text:style-name="T7">Functions &amp; System calls</text:span> 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draw:frame presentation:style-name="pr3" draw:layer="layout" svg:width="24cm" svg:height="3.506cm" svg:x="2cm" svg:y="1.637cm" presentation:class="title">
          <draw:text-box>
            <text:p>Policy</text:p>
          </draw:text-box>
        </draw:frame>
        <draw:custom-shape draw:style-name="gr8" draw:text-style-name="P11" draw:layer="layout" svg:width="22.606cm" svg:height="13.653cm" svg:x="2.794cm" svg:y="5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4.572cm" svg:height="12.7cm" svg:x="3.556cm" svg:y="5.588cm">
          <text:p text:style-name="P13"><text:span text:style-name="T10">1. Writer</text:span></text:p>
          <text:p text:style-name="P13"><text:span text:style-name="T10"/></text:p>
          <text:p text:style-name="P13"><text:span text:style-name="T10"/></text:p>
          <text:p text:style-name="P13"><text:span text:style-name="T10"/></text:p>
          <text:p text:style-name="P13"><text:span text:style-name="T10"/></text:p>
          <text:p text:style-name="P13"><text:span text:style-name="T10">2. Readers</text:span></text:p>
          <text:p text:style-name="P13"><text:span text:style-name="T10"/></text:p>
          <text:p text:style-name="P13"><text:span text:style-name="T10"/></text:p>
          <text:p text:style-name="P13"><text:span text:style-name="T10"/></text:p>
          <text:p text:style-name="P13"><text:span text:style-name="T10"/></text:p>
          <text:p text:style-name="P13"><text:span text:style-name="T10">3. (None)</text:span></text:p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6.858cm" svg:height="0.988cm" svg:x="3.302cm" svg:y="4.318cm">
          <draw:text-box>
            <text:p><text:span text:style-name="T11">Acquired List</text:span></text:p>
          </draw:text-box>
        </draw:frame>
        <draw:custom-shape draw:style-name="gr7" draw:text-style-name="P14" draw:layer="layout" svg:width="8.128cm" svg:height="12.7cm" svg:x="16.51cm" svg:y="5.588cm">
          <text:p text:style-name="P13"><text:span text:style-name="T10">1-1 Readers</text:span></text:p>
          <text:p text:style-name="P13"><text:span text:style-name="T10"/></text:p>
          <text:p text:style-name="P13"><text:span text:style-name="T10">1-2 Readers &amp; Writers</text:span></text:p>
          <text:p text:style-name="P13"><text:span text:style-name="T10"/></text:p>
          <text:p text:style-name="P13"><text:span text:style-name="T10">1-3 Writers</text:span></text:p>
          <text:p text:style-name="P13"><text:span text:style-name="T10"/></text:p>
          <text:p text:style-name="P13"><text:span text:style-name="T10">2-1 Readers</text:span></text:p>
          <text:p text:style-name="P13"><text:span text:style-name="T10"/></text:p>
          <text:p text:style-name="P13"><text:span text:style-name="T10">2-2 Readers &amp; Writers</text:span></text:p>
          <text:p text:style-name="P13"><text:span text:style-name="T10"/></text:p>
          <text:p text:style-name="P13"><text:span text:style-name="T10">2-3 Writers</text:span></text:p>
          <text:p text:style-name="P13"><text:span text:style-name="T10"/></text:p>
          <text:p text:style-name="P13"><text:span text:style-name="T10">3-1 Readers</text:span></text:p>
          <text:p text:style-name="P13"><text:span text:style-name="T10"/></text:p>
          <text:p text:style-name="P13"><text:span text:style-name="T10">3-2 Readers &amp; Writers</text:span></text:p>
          <text:p text:style-name="P13"><text:span text:style-name="T10"/></text:p>
          <text:p text:style-name="P13"><text:span text:style-name="T10">3-3 Writers </text:span></text:p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6.858cm" svg:height="0.988cm" svg:x="17.526cm" svg:y="4.318cm">
          <draw:text-box>
            <text:p><text:span text:style-name="T11">Waiting List</text:span></text:p>
          </draw:text-box>
        </draw:frame>
        <draw:frame draw:style-name="gr3" draw:text-style-name="P5" draw:layer="layout" svg:width="19.558cm" svg:height="1.102cm" svg:x="0.662cm" svg:y="0.286cm">
          <draw:text-box>
            <text:p><text:span text:style-name="T5">Operating System 2016-1 Project2 – Rotation Lock</text:span></text:p>
          </draw:text-box>
        </draw:frame>
        <draw:frame draw:style-name="gr1" draw:text-style-name="P1" draw:layer="layout" svg:width="4.064cm" svg:height="1.072cm" svg:x="23.876cm" svg:y="19.812cm">
          <draw:text-box>
            <text:p><text:span text:style-name="T1">TEAM 1</text:span></text:p>
          </draw:text-box>
        </draw:frame>
        <draw:custom-shape draw:style-name="gr8" draw:text-style-name="P11" draw:layer="layout" svg:width="6.35cm" svg:height="0.508cm" svg:x="9.144cm" svg:y="16.356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1" draw:layer="layout" svg:width="6.35cm" svg:height="0.508cm" svg:x="9.144cm" svg:y="17.78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1" draw:layer="layout" svg:width="6.35cm" svg:height="0.508cm" svg:x="9.144cm" svg:y="14.986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1" draw:layer="layout" svg:width="6.35cm" svg:height="0.508cm" svg:x="9.144cm" svg:y="13.516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1" draw:layer="layout" svg:width="6.35cm" svg:height="0.508cm" svg:x="9.144cm" svg:y="12.038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1" draw:layer="layout" svg:width="6.35cm" svg:height="0.508cm" svg:x="9.144cm" svg:y="10.668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1" draw:layer="layout" svg:width="6.35cm" svg:height="0.508cm" svg:x="9.144cm" svg:y="9.144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1" draw:layer="layout" svg:width="6.35cm" svg:height="0.508cm" svg:x="9.144cm" svg:y="7.62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1" draw:layer="layout" svg:width="6.35cm" svg:height="0.508cm" svg:x="9.144cm" svg:y="6.35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4.064cm" svg:height="0.962cm" svg:x="10.922cm" svg:y="16.763cm">
          <draw:text-box draw:corner-radius="0.254cm">
            <text:p>One writer</text:p>
          </draw:text-box>
        </draw:frame>
        <draw:frame draw:style-name="gr2" draw:layer="layout" svg:width="4.064cm" svg:height="0.962cm" svg:x="10.922cm" svg:y="15.394cm">
          <draw:text-box draw:corner-radius="0.254cm">
            <text:p>One writer</text:p>
          </draw:text-box>
        </draw:frame>
        <draw:frame draw:style-name="gr2" draw:layer="layout" svg:width="4.064cm" svg:height="0.962cm" svg:x="10.922cm" svg:y="14.024cm">
          <draw:text-box draw:corner-radius="0.254cm">
            <text:p>All Readers</text:p>
          </draw:text-box>
        </draw:frame>
        <draw:frame draw:style-name="gr2" draw:layer="layout" svg:width="4.064cm" svg:height="0.962cm" svg:x="10.922cm" svg:y="12.554cm">
          <draw:text-box draw:corner-radius="0.254cm">
            <text:p>X</text:p>
          </draw:text-box>
        </draw:frame>
        <draw:frame draw:style-name="gr2" draw:layer="layout" svg:width="4.064cm" svg:height="0.962cm" svg:x="10.922cm" svg:y="11.176cm">
          <draw:text-box draw:corner-radius="0.254cm">
            <text:p>X</text:p>
          </draw:text-box>
        </draw:frame>
        <draw:frame draw:style-name="gr2" draw:layer="layout" svg:width="4.064cm" svg:height="0.962cm" svg:x="10.922cm" svg:y="9.906cm">
          <draw:text-box draw:corner-radius="0.254cm">
            <text:p>All Readers</text:p>
          </draw:text-box>
        </draw:frame>
        <draw:frame draw:style-name="gr2" draw:layer="layout" svg:width="4.064cm" svg:height="0.962cm" svg:x="10.922cm" svg:y="8.182cm">
          <draw:text-box draw:corner-radius="0.254cm">
            <text:p>X</text:p>
          </draw:text-box>
        </draw:frame>
        <draw:frame draw:style-name="gr2" draw:layer="layout" svg:width="4.064cm" svg:height="0.962cm" svg:x="10.922cm" svg:y="6.858cm">
          <draw:text-box draw:corner-radius="0.254cm">
            <text:p>X</text:p>
          </draw:text-box>
        </draw:frame>
        <draw:frame draw:style-name="gr2" draw:layer="layout" svg:width="4.064cm" svg:height="0.962cm" svg:x="10.922cm" svg:y="5.388cm">
          <draw:text-box draw:corner-radius="0.254cm">
            <text:p>X</text:p>
          </draw:text-box>
        </draw:frame>
        <draw:custom-shape draw:style-name="gr9" draw:text-style-name="P11" draw:layer="layout" svg:width="23.622cm" svg:height="4.318cm" svg:x="2.233cm" svg:y="5.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3.622cm" svg:height="4.318cm" svg:x="2.232cm" svg:y="14.1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3.622cm" svg:height="4.318cm" svg:x="2.233cm" svg:y="9.8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3" draw:layer="layout" svg:width="24cm" svg:height="3.506cm" svg:x="2cm" svg:y="1.637cm" presentation:class="title">
          <draw:text-box>
            <text:p>Demo</text:p>
          </draw:text-box>
        </draw:frame>
        <draw:frame draw:style-name="gr3" draw:text-style-name="P5" draw:layer="layout" svg:width="19.558cm" svg:height="1.102cm" svg:x="0.662cm" svg:y="0.286cm">
          <draw:text-box>
            <text:p><text:span text:style-name="T5">Operating System 2016-1 Project2 – Rotation Lock</text:span></text:p>
          </draw:text-box>
        </draw:frame>
        <draw:frame draw:style-name="gr1" draw:text-style-name="P1" draw:layer="layout" svg:width="4.064cm" svg:height="1.072cm" svg:x="23.876cm" svg:y="19.812cm">
          <draw:text-box>
            <text:p><text:span text:style-name="T1">TEAM 1</text:span></text:p>
          </draw:text-box>
        </draw:frame>
        <draw:frame draw:style-name="gr10" draw:text-style-name="P16" draw:layer="layout" svg:width="12.954cm" svg:height="2.032cm" svg:x="7.874cm" svg:y="15.24cm">
          <draw:text-box>
            <text:p text:style-name="P16"><text:span text:style-name="T6"><text:a xlink:href="https://youtu.be/iQC9VpY1Ba8" xlink:type="simple">https://youtu.be/iQC9VpY1Ba8</text:a></text:span><text:span text:style-name="T6">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3" draw:layer="layout" svg:width="24cm" svg:height="3.506cm" svg:x="2cm" svg:y="1.637cm" presentation:class="title">
          <draw:text-box>
            <text:p>We learned ..</text:p>
          </draw:text-box>
        </draw:frame>
        <draw:frame draw:style-name="gr3" draw:text-style-name="P5" draw:layer="layout" svg:width="19.558cm" svg:height="1.102cm" svg:x="0.662cm" svg:y="0.286cm">
          <draw:text-box>
            <text:p text:style-name="P17"><text:span text:style-name="T5">Operating System 2016-1 Project2 – Rotation Lock</text:span></text:p>
          </draw:text-box>
        </draw:frame>
        <draw:frame draw:style-name="gr1" draw:text-style-name="P1" draw:layer="layout" svg:width="4.064cm" svg:height="1.072cm" svg:x="23.876cm" svg:y="19.812cm">
          <draw:text-box>
            <text:p text:style-name="P17"><text:span text:style-name="T1">TEAM 1</text:span></text:p>
          </draw:text-box>
        </draw:frame>
        <draw:frame draw:style-name="gr11" draw:layer="layout" svg:width="19.98cm" svg:height="4.971cm" svg:x="4.826cm" svg:y="7.729cm">
          <draw:text-box>
            <text:p text:style-name="P18"><text:span text:style-name="T12">* how locks work </text:span></text:p>
            <text:p text:style-name="P18"><text:span text:style-name="T12"/></text:p>
            <text:p text:style-name="P18"><text:span text:style-name="T12">* how to think concurrently <text:s/></text:span></text:p>
            <text:p text:style-name="P18"><text:span text:style-name="T12"/></text:p>
            <text:p text:style-name="P18"><text:span text:style-name="T12">* to think about all possible situations before coding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8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3-26T19:48:36</meta:creation-date>
    <dc:date>2016-04-16T03:14:31</dc:date>
    <meta:editing-duration>P0D</meta:editing-duration>
    <meta:editing-cycles>5</meta:editing-cycles>
    <meta:generator>LibreOffice/3.5$Linux_X86_64 LibreOffice_project/350m1$Build-2</meta:generator>
    <meta:document-statistic meta:object-count="156"/>
  </office:meta>
</office:document-meta>
</file>